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74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2.069cm"/>
    </style:style>
    <style:style style:name="ro1" style:family="table-row">
      <style:table-row-properties style:row-height="1.131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column table:style-name="co7" table:default-cell-style-name="Default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азвание</text:p>
            <text:p>микросхемы</text:p>
          </table:table-cell>
          <table:table-cell table:style-name="ce5" office:value-type="string" calcext:value-type="string" table:number-columns-spanned="1" table:number-rows-spanned="2">
            <text:p>Память</text:p>
            <text:p>программ</text:p>
            <text:p>(FLASH)</text:p>
            <text:p>[Kбайт]</text:p>
          </table:table-cell>
          <table:table-cell table:style-name="ce5" office:value-type="string" calcext:value-type="string" table:number-columns-spanned="2" table:number-rows-spanned="1">
            <text:p>Память данных</text:p>
            <text:p>[байт]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Внешнее</text:p>
            <text:p>ОЗУ</text:p>
          </table:table-cell>
          <table:table-cell table:style-name="ce5" office:value-type="string" calcext:value-type="string" table:number-columns-spanned="1" table:number-rows-spanned="2">
            <text:p>Kол-во</text:p>
            <text:p>команд</text:p>
          </table:table-cell>
          <table:table-cell table:style-name="ce5" office:value-type="string" calcext:value-type="string" table:number-columns-spanned="1" table:number-rows-spanned="2">
            <text:p>Kол-во</text:p>
            <text:p>линий</text:p>
            <text:p>ввода/</text:p>
            <text:p>вывода</text:p>
          </table:table-cell>
          <table:table-cell table:style-name="ce5" office:value-type="string" calcext:value-type="string" table:number-columns-spanned="1" table:number-rows-spanned="2">
            <text:p>Kол-во</text:p>
            <text:p>внешних</text:p>
            <text:p>источников</text:p>
            <text:p>прерываний</text:p>
          </table:table-cell>
          <table:table-cell table:style-name="ce5" office:value-type="string" calcext:value-type="string" table:number-columns-spanned="2" table:number-rows-spanned="1">
            <text:p>Таймеры</text:p>
          </table:table-cell>
          <table:covered-table-cell table:style-name="ce6"/>
          <table:table-cell table:style-name="ce5" office:value-type="string" calcext:value-type="string" table:number-columns-spanned="1" table:number-rows-spanned="2">
            <text:p>ШИМ</text:p>
          </table:table-cell>
          <table:table-cell table:style-name="ce5" office:value-type="string" calcext:value-type="string" table:number-columns-spanned="3" table:number-rows-spanned="1">
            <text:p>Интерфейсы</text:p>
          </table:table-cell>
          <table:covered-table-cell table:number-columns-repeated="2" table:style-name="ce6"/>
          <table:table-cell table:style-name="ce5" office:value-type="string" calcext:value-type="string" table:number-columns-spanned="1" table:number-rows-spanned="2">
            <text:p>АЦП</text:p>
            <text:p>(10-разр.)</text:p>
          </table:table-cell>
          <table:table-cell table:style-name="ce5" office:value-type="string" calcext:value-type="string" table:number-columns-spanned="1" table:number-rows-spanned="2">
            <text:p>Рабочая</text:p>
            <text:p>частота</text:p>
            <text:p>[МГц]</text:p>
          </table:table-cell>
          <table:table-cell table:style-name="ce5" office:value-type="string" calcext:value-type="string" table:number-columns-spanned="1" table:number-rows-spanned="2">
            <text:p>Напря-</text:p>
            <text:p>жение</text:p>
            <text:p>питания</text:p>
            <text:p>[В]</text:p>
          </table:table-cell>
          <table:table-cell table:style-name="ce5" office:value-type="string" calcext:value-type="string" table:number-columns-spanned="4" table:number-rows-spanned="1">
            <text:p>Кол-во ножек</text:p>
            <text:p>в корпусе</text:p>
          </table:table-cell>
          <table:covered-table-cell table:number-columns-repeated="3" table:style-name="ce6"/>
          <table:table-cell table:style-name="ce5" office:value-type="string" calcext:value-type="string" table:number-columns-spanned="1" table:number-rows-spanned="2">
            <text:p>Datasheet</text:p>
          </table:table-cell>
          <table:table-cell table:number-columns-repeated="1002"/>
        </table:table-row>
        <table:table-row table:style-name="ro2">
          <table:covered-table-cell table:style-name="ce2"/>
          <table:covered-table-cell table:style-name="ce6"/>
          <table:table-cell table:style-name="ce5" office:value-type="string" calcext:value-type="string">
            <text:p>EEPROM</text:p>
          </table:table-cell>
          <table:table-cell table:style-name="ce5" office:value-type="string" calcext:value-type="string">
            <text:p>SRAM</text:p>
          </table:table-cell>
          <table:covered-table-cell table:number-columns-repeated="4" table:style-name="ce6"/>
          <table:table-cell table:style-name="ce5" office:value-type="string" calcext:value-type="string">
            <text:p>8-</text:p>
            <text:p>разрядн.</text:p>
          </table:table-cell>
          <table:table-cell table:style-name="ce5" office:value-type="string" calcext:value-type="string">
            <text:p>16-</text:p>
            <text:p>разрядн.</text:p>
          </table:table-cell>
          <table:covered-table-cell table:style-name="ce6"/>
          <table:table-cell table:style-name="ce5" office:value-type="string" calcext:value-type="string">
            <text:p>SPI</text:p>
          </table:table-cell>
          <table:table-cell table:style-name="ce5" office:value-type="string" calcext:value-type="string">
            <text:p>TWI</text:p>
            <text:p>(I2C)</text:p>
          </table:table-cell>
          <table:table-cell table:style-name="ce5" office:value-type="string" calcext:value-type="string">
            <text:p>UART/</text:p>
            <text:p>USART</text:p>
          </table:table-cell>
          <table:covered-table-cell table:number-columns-repeated="3" table:style-name="ce6"/>
          <table:table-cell table:style-name="ce5" office:value-type="string" calcext:value-type="string">
            <text:p>PDIP</text:p>
          </table:table-cell>
          <table:table-cell table:style-name="ce5" office:value-type="string" calcext:value-type="string">
            <text:p>TQFP</text:p>
          </table:table-cell>
          <table:table-cell table:style-name="ce5" office:value-type="string" calcext:value-type="string">
            <text:p>MLF/</text:p>
            <text:p>QFN</text:p>
          </table:table-cell>
          <table:table-cell table:style-name="ce5" office:value-type="string" calcext:value-type="string">
            <text:p>Другой тип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2wxvioexfghjy1p/ATmega48%28V%29%2C88%28V%29%2C168%28V%29.pdf" xlink:type="simple">ATmega48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0v7lnloai457c9i/Sum%20ATmega48%28V%29%2C88%28V%29%2C168%28V%29.pdf" xlink:type="simple">Summary</text:a></text:p>
            <text:p><text:a xlink:href="https://www.dropbox.com/s/2wxvioexfghjy1p/ATmega48%28V%29%2C88%28V%29%2C168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2wxvioexfghjy1p/ATmega48%28V%29%2C88%28V%29%2C168%28V%29.pdf" xlink:type="simple">ATmega48V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r1mg7j32rhlkk8/ATmega48A%28PA%29%2C88A%28PA%29%2C168A%28PA%29%2C328%28P%29.pdf" xlink:type="simple">ATmega48AATmega48PA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UFBFA-32</text:p>
          </table:table-cell>
          <table:table-cell table:style-name="ce7" office:value-type="string" calcext:value-type="string">
            <text:p><text:a xlink:href="https://www.dropbox.com/s/6r4ojukvdt8nnu3/Sum%20ATmega48A%28PA%29%2C88A%28PA%29%2C168A%28PA%29%2C328%28P%29.pdf" xlink:type="simple">Summary</text:a></text:p>
            <text:p><text:a xlink:href="https://www.dropbox.com/s/hr1mg7j32rhlkk8/ATmega48A%28PA%29%2C88A%28PA%29%2C168A%28PA%29%2C328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x7rq11xijvpsoa/ATmega48P%28PV%29%2C88P%28PV%29%2C168P%28PV%29.pdf" xlink:type="simple">ATmega48P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rvejl2twx9i7ofe/Sum%20ATmega48P%28PV%29%2C88P%28PV%29%2C168P%28PV%29.pdf" xlink:type="simple">Summary</text:a></text:p>
            <text:p><text:a xlink:href="https://www.dropbox.com/s/jx7rq11xijvpsoa/ATmega48P%28PV%29%2C88P%28PV%29%2C168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x7rq11xijvpsoa/ATmega48P%28PV%29%2C88P%28PV%29%2C168P%28PV%29.pdf" xlink:type="simple">ATmega48PV</text:a>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eb8fzof4fvo4nyz/ATmega8%28L%29.pdf" xlink:type="simple">ATmega8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qy5lx82jdiyh9xz/Sum%20ATmega8%28L%29.pdf" xlink:type="simple">Summary</text:a></text:p>
            <text:p><text:a xlink:href="https://www.dropbox.com/s/eb8fzof4fvo4nyz/ATmega8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eb8fzof4fvo4nyz/ATmega8%28L%29.pdf" xlink:type="simple">ATmega8L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qa7vu3zn7dfrezc/ATmega8A.pdf" xlink:type="simple">ATmega8A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cdk7elrj6n4iqbk/Sum%20ATmega8A.pdf" xlink:type="simple">Summary</text:a></text:p>
            <text:p><text:a xlink:href="https://www.dropbox.com/s/qa7vu3zn7dfrezc/ATmega8A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6a2ijz9azt3asb/ATmega8U2%2C16U2%2C32U2.pdf" xlink:type="simple">ATmega8U2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590iobz8zgacffs/Sum%20ATmega8U2%2C16U2%2C32U2.pdf" xlink:type="simple">Summary</text:a></text:p>
            <text:p><text:a xlink:href="https://www.dropbox.com/s/t6a2ijz9azt3asb/ATmega8U2%2C16U2%2C32U2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wa06uhat3dx7ghe/ATmega8515%28L%29.pdf" xlink:type="simple">ATmega8515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PLCC-44</text:p>
          </table:table-cell>
          <table:table-cell table:style-name="ce7" office:value-type="string" calcext:value-type="string" table:number-columns-spanned="1" table:number-rows-spanned="2">
            <text:p><text:a xlink:href="https://www.dropbox.com/s/g9syyzxssfvtm8z/Sum%20ATmega8515%28L%29.pdf" xlink:type="simple">Summary</text:a></text:p>
            <text:p><text:a xlink:href="https://www.dropbox.com/s/wa06uhat3dx7ghe/ATmega8515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wa06uhat3dx7ghe/ATmega8515%28L%29.pdf" xlink:type="simple">ATmega8515L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PLCC-44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y5xes13s8xdx0rw/ATmega8535%28L%29.pdf" xlink:type="simple">ATmega8535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PLCC-44</text:p>
          </table:table-cell>
          <table:table-cell table:style-name="ce7" office:value-type="string" calcext:value-type="string" table:number-columns-spanned="1" table:number-rows-spanned="2">
            <text:p><text:a xlink:href="https://www.dropbox.com/s/woq2zbq2pkknh5j/Sum%20ATmega8535%28L%29.pdf" xlink:type="simple">Summary</text:a></text:p>
            <text:p><text:a xlink:href="https://www.dropbox.com/s/y5xes13s8xdx0rw/ATmega8535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y5xes13s8xdx0rw/ATmega8535%28L%29.pdf" xlink:type="simple">ATmega8535L</text:a>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PLCC-44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2wxvioexfghjy1p/ATmega48%28V%29%2C88%28V%29%2C168%28V%29.pdf" xlink:type="simple">ATmega88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0v7lnloai457c9i/Sum%20ATmega48%28V%29%2C88%28V%29%2C168%28V%29.pdf" xlink:type="simple">Summary</text:a></text:p>
            <text:p><text:a xlink:href="https://www.dropbox.com/s/2wxvioexfghjy1p/ATmega48%28V%29%2C88%28V%29%2C168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2wxvioexfghjy1p/ATmega48%28V%29%2C88%28V%29%2C168%28V%29.pdf" xlink:type="simple">ATmega88V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r1mg7j32rhlkk8/ATmega48A%28PA%29%2C88A%28PA%29%2C168A%28PA%29%2C328%28P%29.pdf" xlink:type="simple">ATmega88AATmega88PA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UFBFA-32</text:p>
          </table:table-cell>
          <table:table-cell table:style-name="ce7" office:value-type="string" calcext:value-type="string">
            <text:p><text:a xlink:href="https://www.dropbox.com/s/6r4ojukvdt8nnu3/Sum%20ATmega48A%28PA%29%2C88A%28PA%29%2C168A%28PA%29%2C328%28P%29.pdf" xlink:type="simple">Summary</text:a></text:p>
            <text:p><text:a xlink:href="https://www.dropbox.com/s/hr1mg7j32rhlkk8/ATmega48A%28PA%29%2C88A%28PA%29%2C168A%28PA%29%2C328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x7rq11xijvpsoa/ATmega48P%28PV%29%2C88P%28PV%29%2C168P%28PV%29.pdf" xlink:type="simple">ATmega88P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rvejl2twx9i7ofe/Sum%20ATmega48P%28PV%29%2C88P%28PV%29%2C168P%28PV%29.pdf" xlink:type="simple">Summary</text:a></text:p>
            <text:p><text:a xlink:href="https://www.dropbox.com/s/jx7rq11xijvpsoa/ATmega48P%28PV%29%2C88P%28PV%29%2C168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x7rq11xijvpsoa/ATmega48P%28PV%29%2C88P%28PV%29%2C168P%28PV%29.pdf" xlink:type="simple">ATmega88PV</text:a>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dsvkoiga4a3xgs7/ATmega16%28L%29.pdf" xlink:type="simple">ATmega16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fh6105dttd02r3t/Sum%20ATmega16%28L%29.pdf" xlink:type="simple">Summary</text:a></text:p>
            <text:p><text:a xlink:href="https://www.dropbox.com/s/dsvkoiga4a3xgs7/ATmega16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dsvkoiga4a3xgs7/ATmega16%28L%29.pdf" xlink:type="simple">ATmega16L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xfzzp5p9we1xc9/ATmega16A.pdf" xlink:type="simple">ATmega16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txfzzp5p9we1xc9/ATmega16A.pdf" xlink:type="simple">Summary</text:a></text:p>
            <text:p><text:a xlink:href="https://www.dropbox.com/s/txfzzp5p9we1xc9/ATmega16A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inrnzsd0hy7vr0l/ATmega16M1%2C32M1%2C64M1.pdf" xlink:type="simple">ATmega16M1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rxvk3lf0ech90rm/Sum%20ATmega16M1%2C32M1%2C64M1.pdf" xlink:type="simple">Summary</text:a></text:p>
            <text:p><text:a xlink:href="https://www.dropbox.com/s/inrnzsd0hy7vr0l/ATmega16M1%2C32M1%2C64M1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6a2ijz9azt3asb/ATmega8U2%2C16U2%2C32U2.pdf" xlink:type="simple">ATmega16U2</text:a>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590iobz8zgacffs/Sum%20ATmega8U2%2C16U2%2C32U2.pdf" xlink:type="simple">Summary</text:a></text:p>
            <text:p><text:a xlink:href="https://www.dropbox.com/s/t6a2ijz9azt3asb/ATmega8U2%2C16U2%2C32U2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s0n7m0xz843mlv0/ATmega16U4%2C32U4.pdf" xlink:type="simple">ATmega16U4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.25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2eszr5ze7km43vl/Sum%20ATmega16U4%2C32U4.pdf" xlink:type="simple">Summary</text:a></text:p>
            <text:p><text:a xlink:href="https://www.dropbox.com/s/s0n7m0xz843mlv0/ATmega16U4%2C32U4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vb94ikde74j0l4e/ATmega161%28L%29.pdf" xlink:type="simple">ATmega161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vb94ikde74j0l4e/ATmega161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vb94ikde74j0l4e/ATmega161%28L%29.pdf" xlink:type="simple">ATmega161L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4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cflgf0e34akib2/ATmega162%28V%29.pdf" xlink:type="simple">ATmega162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0trsevnuo0xv01s/Sum%20ATmega162%28V%29.pdf" xlink:type="simple">Summary</text:a></text:p>
            <text:p><text:a xlink:href="https://www.dropbox.com/s/hcflgf0e34akib2/ATmega162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cflgf0e34akib2/ATmega162%28V%29.pdf" xlink:type="simple">ATmega162V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1</text:p>
            <text:p>0…8</text:p>
          </table:table-cell>
          <table:table-cell table:style-name="ce7" office:value-type="string" calcext:value-type="string">
            <text:p>1.8…2.4</text:p>
            <text:p>2.4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tq4gtt6z6zx3jz/ATmega163%28L%29.pdf" xlink:type="simple">ATmega163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4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htq4gtt6z6zx3jz/ATmega163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tq4gtt6z6zx3jz/ATmega163%28L%29.pdf" xlink:type="simple">ATmega163L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5djd31ks6csvt7r/ATmega164A%28PA%29%2C324A%28PA%29%2C644A%28PA%29%2C1284%28P%29.pdf" xlink:type="simple">ATmega164AATmega164P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VQFN-44</text:p>
            <text:p>VFBGA_49</text:p>
          </table:table-cell>
          <table:table-cell table:style-name="ce7" office:value-type="string" calcext:value-type="string">
            <text:p><text:a xlink:href="https://www.dropbox.com/s/jwd4olybi8gt043/Sum%20ATmega164A%28PA%29%2C324A%28PA%29%2C644A%28PA%29%2C1284%28P%29.pdf" xlink:type="simple">Summary</text:a></text:p>
            <text:p><text:a xlink:href="https://www.dropbox.com/s/5djd31ks6csvt7r/ATmega164A%28PA%29%2C324A%28PA%29%2C644A%28PA%29%2C1284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l9yek4h26xeibmf/ATmega164P%28PV%29%2C324P%28PV%29%2C644P%28PV%29.pdf" xlink:type="simple">ATmega164P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QFN-44</text:p>
          </table:table-cell>
          <table:table-cell table:style-name="ce7" office:value-type="string" calcext:value-type="string" table:number-columns-spanned="1" table:number-rows-spanned="2">
            <text:p><text:a xlink:href="https://www.dropbox.com/s/cprirl691kwlad0/Sum%20ATmega164P%28PV%29%2C324P%28PV%29%2C644P%28PV%29.pdf" xlink:type="simple">Summary</text:a></text:p>
            <text:p><text:a xlink:href="https://www.dropbox.com/s/l9yek4h26xeibmf/ATmega164P%28PV%29%2C324P%28PV%29%2C644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l9yek4h26xeibmf/ATmega164P%28PV%29%2C324P%28PV%29%2C644P%28PV%29.pdf" xlink:type="simple">ATmega164PV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QFN-44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9t9e10lx2n51dh7/Atmega165A%28PA%29%2C325A%28PA%29%2C3250A%28PA%29%2C645A%28P%29%2C6450A%28P%29.pdf" xlink:type="simple">ATmega165AATmega165P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eg928usy54z8hw6/Sum%20Atmega165A%28PA%29%2C325A%28PA%29%2C3250A%28PA%29%2C645A%28P%29%2C6450A%28P%29.pdf" xlink:type="simple">Summary</text:a></text:p>
            <text:p><text:a xlink:href="https://www.dropbox.com/s/9t9e10lx2n51dh7/Atmega165A%28PA%29%2C325A%28PA%29%2C3250A%28PA%29%2C645A%28P%29%2C6450A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rk033raixalj8ij/ATmega165P%28PV%29.pdf" xlink:type="simple">ATmega165P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p9ah4zwze1vp4xt/Sum%20ATmega165P%28PV%29.pdf" xlink:type="simple">Summary</text:a></text:p>
            <text:p><text:a xlink:href="https://www.dropbox.com/s/rk033raixalj8ij/ATmega165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rk033raixalj8ij/ATmega165P%28PV%29.pdf" xlink:type="simple">ATmega165PV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2wxvioexfghjy1p/ATmega48%28V%29%2C88%28V%29%2C168%28V%29.pdf" xlink:type="simple">ATmega168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0v7lnloai457c9i/Sum%20ATmega48%28V%29%2C88%28V%29%2C168%28V%29.pdf" xlink:type="simple">Summary</text:a></text:p>
            <text:p><text:a xlink:href="https://www.dropbox.com/s/2wxvioexfghjy1p/ATmega48%28V%29%2C88%28V%29%2C168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2wxvioexfghjy1p/ATmega48%28V%29%2C88%28V%29%2C168%28V%29.pdf" xlink:type="simple">ATmega168V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r1mg7j32rhlkk8/ATmega48A%28PA%29%2C88A%28PA%29%2C168A%28PA%29%2C328%28P%29.pdf" xlink:type="simple">ATmega168AATmega168P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UFBFA-32</text:p>
          </table:table-cell>
          <table:table-cell table:style-name="ce7" office:value-type="string" calcext:value-type="string">
            <text:p><text:a xlink:href="https://www.dropbox.com/s/6r4ojukvdt8nnu3/Sum%20ATmega48A%28PA%29%2C88A%28PA%29%2C168A%28PA%29%2C328%28P%29.pdf" xlink:type="simple">Summary</text:a></text:p>
            <text:p><text:a xlink:href="https://www.dropbox.com/s/hr1mg7j32rhlkk8/ATmega48A%28PA%29%2C88A%28PA%29%2C168A%28PA%29%2C328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x7rq11xijvpsoa/ATmega48P%28PV%29%2C88P%28PV%29%2C168P%28PV%29.pdf" xlink:type="simple">ATmega168P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rvejl2twx9i7ofe/Sum%20ATmega48P%28PV%29%2C88P%28PV%29%2C168P%28PV%29.pdf" xlink:type="simple">Summary</text:a></text:p>
            <text:p><text:a xlink:href="https://www.dropbox.com/s/jx7rq11xijvpsoa/ATmega48P%28PV%29%2C88P%28PV%29%2C168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x7rq11xijvpsoa/ATmega48P%28PV%29%2C88P%28PV%29%2C168P%28PV%29.pdf" xlink:type="simple">ATmega168PV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njrbpv7thcvemd/ATmega169%28V%29.pdf" xlink:type="simple">ATmega169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 (USI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jnjrbpv7thcvemd/ATmega169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jnjrbpv7thcvemd/ATmega169%28V%29.pdf" xlink:type="simple">ATmega169V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 (USI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 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xes8kvb4la0o4n6/ATmega169A%28PA%29%2C329A%28PA%29%2C649A%28P%29%2C3290A%28PA%29%2C6490A%28P%29.pdf" xlink:type="simple">ATmega169AATmega169PA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DRQFN-64</text:p>
          </table:table-cell>
          <table:table-cell table:style-name="ce7" office:value-type="string" calcext:value-type="string">
            <text:p><text:a xlink:href="https://www.dropbox.com/s/lbn3p3x3pzfe0jf/Sum%20ATmega169A%28PA%29%2C329A%28PA%29%2C649A%28P%29%2C3290A%28PA%29%2C6490A%28P%29.pdf" xlink:type="simple">Summary</text:a></text:p>
            <text:p><text:a xlink:href="https://www.dropbox.com/s/xes8kvb4la0o4n6/ATmega169A%28PA%29%2C329A%28PA%29%2C649A%28P%29%2C3290A%28PA%29%2C6490A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1yxwjf69kk30voy/ATmega169P%28PV%29.pdf" xlink:type="simple">ATmega169P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DRQFN-64</text:p>
          </table:table-cell>
          <table:table-cell table:style-name="ce7" office:value-type="string" calcext:value-type="string" table:number-columns-spanned="1" table:number-rows-spanned="2">
            <text:p><text:a xlink:href="https://www.dropbox.com/s/bfb128a6wzdydow/Sum%20ATmega169P%28PV%29.pdf" xlink:type="simple">Summary</text:a></text:p>
            <text:p><text:a xlink:href="https://www.dropbox.com/s/1yxwjf69kk30voy/ATmega169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1yxwjf69kk30voy/ATmega169P%28PV%29.pdf" xlink:type="simple">ATmega169PV</text:a>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DRQFN-64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5imkrwi3w43dftu/ATmega32%28L%29.pdf" xlink:type="simple">ATmega32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lbhwssdune9heni/Sum%20ATmega32%28L%29.pdf" xlink:type="simple">Summary</text:a></text:p>
            <text:p><text:a xlink:href="https://www.dropbox.com/s/5imkrwi3w43dftu/ATmega32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5imkrwi3w43dftu/ATmega32%28L%29.pdf" xlink:type="simple">ATmega32L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loo4kyqstvg3etn/ATmega32A.pdf" xlink:type="simple">ATmega32A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2.7…5.5</text:p>
          </table:table-cell>
          <table:table-cell table:number-columns-repeated="3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an1hj0fdupalxhy/Sum%20ATmega32A.pdf" xlink:type="simple">Summary</text:a></text:p>
            <text:p><text:a xlink:href="https://www.dropbox.com/s/loo4kyqstvg3etn/ATmega32A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inrnzsd0hy7vr0l/ATmega16M1%2C32M1%2C64M1.pdf" xlink:type="simple">ATmega32M1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rxvk3lf0ech90rm/Sum%20ATmega16M1%2C32M1%2C64M1.pdf" xlink:type="simple">Summary</text:a></text:p>
            <text:p><text:a xlink:href="https://www.dropbox.com/s/inrnzsd0hy7vr0l/ATmega16M1%2C32M1%2C64M1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6a2ijz9azt3asb/ATmega8U2%2C16U2%2C32U2.pdf" xlink:type="simple">ATmega32U2</text:a>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string" calcext:value-type="string">
            <text:p>1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590iobz8zgacffs/Sum%20ATmega8U2%2C16U2%2C32U2.pdf" xlink:type="simple">Summary</text:a></text:p>
            <text:p><text:a xlink:href="https://www.dropbox.com/s/t6a2ijz9azt3asb/ATmega8U2%2C16U2%2C32U2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s0n7m0xz843mlv0/ATmega16U4%2C32U4.pdf" xlink:type="simple">ATmega32U4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.5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2eszr5ze7km43vl/Sum%20ATmega16U4%2C32U4.pdf" xlink:type="simple">Summary</text:a></text:p>
            <text:p><text:a xlink:href="https://www.dropbox.com/s/s0n7m0xz843mlv0/ATmega16U4%2C32U4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i88qb4erz0q1w51/ATmega323%28L%29.pdf" xlink:type="simple">ATmega323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4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i88qb4erz0q1w51/ATmega323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i88qb4erz0q1w51/ATmega323%28L%29.pdf" xlink:type="simple">ATmega323L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5djd31ks6csvt7r/ATmega164A%28PA%29%2C324A%28PA%29%2C644A%28PA%29%2C1284%28P%29.pdf" xlink:type="simple">ATmega324AATmega324PA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VQFN-44</text:p>
            <text:p>VFBGA-49</text:p>
          </table:table-cell>
          <table:table-cell table:style-name="ce7" office:value-type="string" calcext:value-type="string">
            <text:p><text:a xlink:href="https://www.dropbox.com/s/jwd4olybi8gt043/Sum%20ATmega164A%28PA%29%2C324A%28PA%29%2C644A%28PA%29%2C1284%28P%29.pdf" xlink:type="simple">Summary</text:a></text:p>
            <text:p><text:a xlink:href="https://www.dropbox.com/s/5djd31ks6csvt7r/ATmega164A%28PA%29%2C324A%28PA%29%2C644A%28PA%29%2C1284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l9yek4h26xeibmf/ATmega164P%28PV%29%2C324P%28PV%29%2C644P%28PV%29.pdf" xlink:type="simple">ATmega324P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QFN-44</text:p>
          </table:table-cell>
          <table:table-cell table:style-name="ce7" office:value-type="string" calcext:value-type="string" table:number-columns-spanned="1" table:number-rows-spanned="2">
            <text:p><text:a xlink:href="https://www.dropbox.com/s/cprirl691kwlad0/Sum%20ATmega164P%28PV%29%2C324P%28PV%29%2C644P%28PV%29.pdf" xlink:type="simple">Summary</text:a></text:p>
            <text:p><text:a xlink:href="https://www.dropbox.com/s/l9yek4h26xeibmf/ATmega164P%28PV%29%2C324P%28PV%29%2C644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l9yek4h26xeibmf/ATmega164P%28PV%29%2C324P%28PV%29%2C644P%28PV%29.pdf" xlink:type="simple">ATmega324PV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QFN-44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325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4">
            <text:p><text:a xlink:href="https://www.dropbox.com/s/0ys2l3d7ms9yzu4/Sum%20ATmega325%28V%29%2C3250%28V%29%2C645%28V%29%2C6450%28V%29.pdf" xlink:type="simple">Summary</text:a></text:p>
            <text:p><text:a xlink:href="https://www.dropbox.com/s/nx8pk0tq8cebrbo/ATmega325%28V%29%2C3250%28V%29%2C645%28V%29%2C6450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325V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3250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3250V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9t9e10lx2n51dh7/Atmega165A%28PA%29%2C325A%28PA%29%2C3250A%28PA%29%2C645A%28P%29%2C6450A%28P%29.pdf" xlink:type="simple">ATmega325AATmega325PA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20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eg928usy54z8hw6/Sum%20Atmega165A%28PA%29%2C325A%28PA%29%2C3250A%28PA%29%2C645A%28P%29%2C6450A%28P%29.pdf" xlink:type="simple">Summary</text:a></text:p>
            <text:p><text:a xlink:href="https://www.dropbox.com/s/9t9e10lx2n51dh7/Atmega165A%28PA%29%2C325A%28PA%29%2C3250A%28PA%29%2C645A%28P%29%2C6450A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9t9e10lx2n51dh7/Atmega165A%28PA%29%2C325A%28PA%29%2C3250A%28PA%29%2C645A%28P%29%2C6450A%28P%29.pdf" xlink:type="simple">ATmega3250AATmega3250PA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20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4qtugwqacrke07l/ATmega325P%28PV%29%2C3250P%28PV%29.pdf" xlink:type="simple">ATmega325P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4">
            <text:p><text:a xlink:href="https://www.dropbox.com/s/iwq97daxds2vpov/Sum%20ATmega325P%28PV%29%2C3250P%28PV%29.pdf" xlink:type="simple">Summary</text:a></text:p>
            <text:p><text:a xlink:href="https://www.dropbox.com/s/4qtugwqacrke07l/ATmega325P%28PV%29%2C3250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4qtugwqacrke07l/ATmega325P%28PV%29%2C3250P%28PV%29.pdf" xlink:type="simple">ATmega325PV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4qtugwqacrke07l/ATmega325P%28PV%29%2C3250P%28PV%29.pdf" xlink:type="simple">ATmega3250P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4qtugwqacrke07l/ATmega325P%28PV%29%2C3250P%28PV%29.pdf" xlink:type="simple">ATmega3250PV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hr1mg7j32rhlkk8/ATmega48A%28PA%29%2C88A%28PA%29%2C168A%28PA%29%2C328%28P%29.pdf" xlink:type="simple">ATmega328ATmega328P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6 (в PDIP)</text:p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28</text:p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6r4ojukvdt8nnu3/Sum%20ATmega48A%28PA%29%2C88A%28PA%29%2C168A%28PA%29%2C328%28P%29.pdf" xlink:type="simple">Summary</text:a></text:p>
            <text:p><text:a xlink:href="https://www.dropbox.com/s/hr1mg7j32rhlkk8/ATmega48A%28PA%29%2C88A%28PA%29%2C168A%28PA%29%2C328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329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4">
            <text:p><text:a xlink:href="https://www.dropbox.com/s/xsrmh0dogzm9rpu/Sum%20ATmega329%28V%29%2C3290%28V%29%2C649%28V%29%2C6490%28V%29.pdf" xlink:type="simple">Summary</text:a></text:p>
            <text:p><text:a xlink:href="https://www.dropbox.com/s/tospt5ap7yc2esq/ATmega329%28V%29%2C3290%28V%29%2C649%28V%29%2C6490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329V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3290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3290V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xes8kvb4la0o4n6/ATmega169A%28PA%29%2C329A%28PA%29%2C649A%28P%29%2C3290A%28PA%29%2C6490A%28P%29.pdf" xlink:type="simple">ATmega329AATmega329PA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lbn3p3x3pzfe0jf/Sum%20ATmega169A%28PA%29%2C329A%28PA%29%2C649A%28P%29%2C3290A%28PA%29%2C6490A%28P%29.pdf" xlink:type="simple">Summary</text:a></text:p>
            <text:p><text:a xlink:href="https://www.dropbox.com/s/xes8kvb4la0o4n6/ATmega169A%28PA%29%2C329A%28PA%29%2C649A%28P%29%2C3290A%28PA%29%2C6490A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xes8kvb4la0o4n6/ATmega169A%28PA%29%2C329A%28PA%29%2C649A%28P%29%2C3290A%28PA%29%2C6490A%28P%29.pdf" xlink:type="simple">ATmega3290AATmega3290PA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20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1k7n5qifh26s4hj/ATmega329P%2C3290P.pdf" xlink:type="simple">ATmega329P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noemialz2wq4sxd/Sum%20ATmega64%28L%29.pdf" xlink:type="simple">Summary</text:a></text:p>
            <text:p><text:a xlink:href="https://www.dropbox.com/s/1k7n5qifh26s4hj/ATmega329P%2C3290P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1k7n5qifh26s4hj/ATmega329P%2C3290P.pdf" xlink:type="simple">ATmega3290P</text:a>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1K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a5mo8084f8hcvz6/ATmega64%28L%29.pdf" xlink:type="simple">ATmega64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6+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noemialz2wq4sxd/Sum%20ATmega64%28L%29.pdf" xlink:type="simple">Summary</text:a></text:p>
            <text:p><text:a xlink:href="https://www.dropbox.com/s/a5mo8084f8hcvz6/ATmega64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a5mo8084f8hcvz6/ATmega64%28L%29.pdf" xlink:type="simple">ATmega64L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6+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pfe7h6wlcnn4i4j/ATmega64A.pdf" xlink:type="simple">ATmega64A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8/7+2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9llkn2akxsf43rp/Sum%20ATmega64A.pdf" xlink:type="simple">Summary</text:a></text:p>
            <text:p><text:a xlink:href="https://www.dropbox.com/s/pfe7h6wlcnn4i4j/ATmega64A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inrnzsd0hy7vr0l/ATmega16M1%2C32M1%2C64M1.pdf" xlink:type="simple">ATmega64M1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27" calcext:value-type="float">
            <text:p>2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rxvk3lf0ech90rm/Sum%20ATmega16M1%2C32M1%2C64M1.pdf" xlink:type="simple">Summary</text:a></text:p>
            <text:p><text:a xlink:href="https://www.dropbox.com/s/inrnzsd0hy7vr0l/ATmega16M1%2C32M1%2C64M1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640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2+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BGA-100</text:p>
          </table:table-cell>
          <table:table-cell table:style-name="ce7" office:value-type="string" calcext:value-type="string" table:number-columns-spanned="1" table:number-rows-spanned="2">
            <text:p><text:a xlink:href="https://www.dropbox.com/s/fin2lkmdqwbpexp/Sum%20ATmega640%28V%29%2C1280%28V%29%2C1281%28V%29%2C2560%28V%29%2C2561%28V%29.pdf" xlink:type="simple">Summary</text:a></text:p>
            <text:p><text:a xlink:href="https://www.dropbox.com/s/7spw7r3888adooy/ATmega640%28V%29%2C1280%28V%29%2C1281%28V%29%2C2560%28V%29%2C2561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640V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2+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0… 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BGA-100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9s7050bba9ukeli/ATmega644%28V%29.pdf" xlink:type="simple">ATmega644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wf1ddgf0nkg4svh/Sum%20ATmega644%28V%29.pdf" xlink:type="simple">Summary</text:a></text:p>
            <text:p><text:a xlink:href="https://www.dropbox.com/s/9s7050bba9ukeli/ATmega644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9s7050bba9ukeli/ATmega644%28V%29.pdf" xlink:type="simple">ATmega644V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5djd31ks6csvt7r/ATmega164A%28PA%29%2C324A%28PA%29%2C644A%28PA%29%2C1284%28P%29.pdf" xlink:type="simple">ATmega644AATmega644PA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QFN-44</text:p>
          </table:table-cell>
          <table:table-cell table:style-name="ce7" office:value-type="string" calcext:value-type="string">
            <text:p><text:a xlink:href="https://www.dropbox.com/s/jwd4olybi8gt043/Sum%20ATmega164A%28PA%29%2C324A%28PA%29%2C644A%28PA%29%2C1284%28P%29.pdf" xlink:type="simple">Summary</text:a></text:p>
            <text:p><text:a xlink:href="https://www.dropbox.com/s/5djd31ks6csvt7r/ATmega164A%28PA%29%2C324A%28PA%29%2C644A%28PA%29%2C1284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l9yek4h26xeibmf/ATmega164P%28PV%29%2C324P%28PV%29%2C644P%28PV%29.pdf" xlink:type="simple">ATmega644P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0</text:p>
            <text:p>0…20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QFN-44</text:p>
          </table:table-cell>
          <table:table-cell table:style-name="ce7" office:value-type="string" calcext:value-type="string" table:number-columns-spanned="1" table:number-rows-spanned="2">
            <text:p><text:a xlink:href="https://www.dropbox.com/s/cprirl691kwlad0/Sum%20ATmega164P%28PV%29%2C324P%28PV%29%2C644P%28PV%29.pdf" xlink:type="simple">Summary</text:a></text:p>
            <text:p><text:a xlink:href="https://www.dropbox.com/s/l9yek4h26xeibmf/ATmega164P%28PV%29%2C324P%28PV%29%2C644P%28P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l9yek4h26xeibmf/ATmega164P%28PV%29%2C324P%28PV%29%2C644P%28PV%29.pdf" xlink:type="simple">ATmega644PV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VQFN-44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645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4">
            <text:p><text:a xlink:href="https://www.dropbox.com/s/0ys2l3d7ms9yzu4/Sum%20ATmega325%28V%29%2C3250%28V%29%2C645%28V%29%2C6450%28V%29.pdf" xlink:type="simple">Summary</text:a></text:p>
            <text:p><text:a xlink:href="https://www.dropbox.com/s/nx8pk0tq8cebrbo/ATmega325%28V%29%2C3250%28V%29%2C645%28V%29%2C6450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645V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6450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nx8pk0tq8cebrbo/ATmega325%28V%29%2C3250%28V%29%2C645%28V%29%2C6450%28V%29.pdf" xlink:type="simple">ATmega6450V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9t9e10lx2n51dh7/Atmega165A%28PA%29%2C325A%28PA%29%2C3250A%28PA%29%2C645A%28P%29%2C6450A%28P%29.pdf" xlink:type="simple">ATmega645AATmega645P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eg928usy54z8hw6/Sum%20Atmega165A%28PA%29%2C325A%28PA%29%2C3250A%28PA%29%2C645A%28P%29%2C6450A%28P%29.pdf" xlink:type="simple">Summary</text:a></text:p>
            <text:p><text:a xlink:href="https://www.dropbox.com/s/9t9e10lx2n51dh7/Atmega165A%28PA%29%2C325A%28PA%29%2C3250A%28PA%29%2C645A%28P%29%2C6450A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9t9e10lx2n51dh7/Atmega165A%28PA%29%2C325A%28PA%29%2C3250A%28PA%29%2C645A%28P%29%2C6450A%28P%29.pdf" xlink:type="simple">ATmega6450AATmega6450P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20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649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4">
            <text:p><text:a xlink:href="https://www.dropbox.com/s/xsrmh0dogzm9rpu/Sum%20ATmega329%28V%29%2C3290%28V%29%2C649%28V%29%2C6490%28V%29.pdf" xlink:type="simple">Summary</text:a></text:p>
            <text:p><text:a xlink:href="https://www.dropbox.com/s/tospt5ap7yc2esq/ATmega329%28V%29%2C3290%28V%29%2C649%28V%29%2C6490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649V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6490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tospt5ap7yc2esq/ATmega329%28V%29%2C3290%28V%29%2C649%28V%29%2C6490%28V%29.pdf" xlink:type="simple">ATmega6490V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xes8kvb4la0o4n6/ATmega169A%28PA%29%2C329A%28PA%29%2C649A%28P%29%2C3290A%28PA%29%2C6490A%28P%29.pdf" xlink:type="simple">ATmega649AATmega649P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lbn3p3x3pzfe0jf/Sum%20ATmega169A%28PA%29%2C329A%28PA%29%2C649A%28P%29%2C3290A%28PA%29%2C6490A%28P%29.pdf" xlink:type="simple">Summary</text:a></text:p>
            <text:p><text:a xlink:href="https://www.dropbox.com/s/xes8kvb4la0o4n6/ATmega169A%28PA%29%2C329A%28PA%29%2C649A%28P%29%2C3290A%28PA%29%2C6490A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xes8kvb4la0o4n6/ATmega169A%28PA%29%2C329A%28PA%29%2C649A%28P%29%2C3290A%28PA%29%2C6490A%28P%29.pdf" xlink:type="simple">ATmega6490AATmega6490P</text:a>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2K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20</text:p>
          </table:table-cell>
          <table:table-cell table:style-name="ce7" office:value-type="string" calcext:value-type="string">
            <text:p>1.8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2"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rielstieuz5hc46/ATmega128%28L%29.pdf" xlink:type="simple">ATmega 128</text:a>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string" calcext:value-type="string">
            <text:p>4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6+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4uxklnhd13jt9c2/Sum%20ATmega128%28L%29.pdf" xlink:type="simple">Summary</text:a></text:p>
            <text:p><text:a xlink:href="https://www.dropbox.com/s/rielstieuz5hc46/ATmega128%28L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rielstieuz5hc46/ATmega128%28L%29.pdf" xlink:type="simple">ATmega 128L</text:a>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string" calcext:value-type="string">
            <text:p>4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6+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4bqgod68yxkrz9w/ATmega128A.pdf" xlink:type="simple">ATmega128A</text:a></text:p>
          </table:table-cell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string" calcext:value-type="string">
            <text:p>4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6+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8/(7+2)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<text:a xlink:href="https://www.dropbox.com/s/pjlpmc96dkekd3w/Sum%20ATmega128A.pdf" xlink:type="simple">Summary</text:a></text:p>
            <text:p><text:a xlink:href="https://www.dropbox.com/s/4bqgod68yxkrz9w/ATmega128A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1280</text:a>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2+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BGA-100</text:p>
          </table:table-cell>
          <table:table-cell table:style-name="ce7" office:value-type="string" calcext:value-type="string" table:number-columns-spanned="1" table:number-rows-spanned="4">
            <text:p><text:a xlink:href="https://www.dropbox.com/s/fin2lkmdqwbpexp/Sum%20ATmega640%28V%29%2C1280%28V%29%2C1281%28V%29%2C2560%28V%29%2C2561%28V%29.pdf" xlink:type="simple">Summary</text:a></text:p>
            <text:p><text:a xlink:href="https://www.dropbox.com/s/7spw7r3888adooy/ATmega640%28V%29%2C1280%28V%29%2C1281%28V%29%2C2560%28V%29%2C2561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1280V</text:a>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2+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BGA-100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1281</text:a>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6+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8</text:p>
            <text:p>0…16</text:p>
          </table:table-cell>
          <table:table-cell table:style-name="ce7" office:value-type="string" calcext:value-type="string">
            <text:p>2.7…5.5</text:p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1281V</text:a>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6+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5djd31ks6csvt7r/ATmega164A%28PA%29%2C324A%28PA%29%2C644A%28PA%29%2C1284%28P%29.pdf" xlink:type="simple">ATmega1284</text:a>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16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 table:number-columns-spanned="1" table:number-rows-spanned="2">
            <text:p><text:a xlink:href="https://www.dropbox.com/s/jwd4olybi8gt043/Sum%20ATmega164A%28PA%29%2C324A%28PA%29%2C644A%28PA%29%2C1284%28P%29.pdf" xlink:type="simple">Summary</text:a></text:p>
            <text:p><text:a xlink:href="https://www.dropbox.com/s/5djd31ks6csvt7r/ATmega164A%28PA%29%2C324A%28PA%29%2C644A%28PA%29%2C1284%28P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5djd31ks6csvt7r/ATmega164A%28PA%29%2C324A%28PA%29%2C644A%28PA%29%2C1284%28P%29.pdf" xlink:type="simple">ATmega1284P</text:a>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16K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1" calcext:value-type="float">
            <text:p>131</text:p>
          </table:table-cell>
          <table:table-cell table:number-columns-repeated="2"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4</text:p>
            <text:p>0…10</text:p>
            <text:p>0…20</text:p>
          </table:table-cell>
          <table:table-cell table:style-name="ce7" office:value-type="string" calcext:value-type="string">
            <text:p>1.8…5.5</text:p>
            <text:p>2.7…5.5</text:p>
            <text:p>4.5…5.5</text:p>
          </table:table-cell>
          <table:table-cell table:style-name="ce7" office:value-type="float" office:value="40" calcext:value-type="float">
            <text:p>40</text:p>
          </table:table-cell>
          <table:table-cell table:number-columns-repeated="2"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2560</text:a>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2+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BGA-100</text:p>
          </table:table-cell>
          <table:table-cell table:style-name="ce7" office:value-type="string" calcext:value-type="string" table:number-columns-spanned="1" table:number-rows-spanned="4">
            <text:p><text:a xlink:href="https://www.dropbox.com/s/fin2lkmdqwbpexp/Sum%20ATmega640%28V%29%2C1280%28V%29%2C1281%28V%29%2C2560%28V%29%2C2561%28V%29.pdf" xlink:type="simple">Summary</text:a></text:p>
            <text:p><text:a xlink:href="https://www.dropbox.com/s/7spw7r3888adooy/ATmega640%28V%29%2C1280%28V%29%2C1281%28V%29%2C2560%28V%29%2C2561%28V%29.pdf" xlink:type="simple">Preliminary</text:a></text:p>
          </table:table-cell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s://www.dropbox.com/s/7spw7r3888adooy/ATmega640%28V%29%2C1280%28V%29%2C1281%28V%29%2C2560%28V%29%2C2561%28V%29.pdf" xlink:type="simple">ATmega2560V</text:a>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12+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0…2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CBGA-100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://www.atmel.com/Images/doc2549.pdf" xlink:type="simple">ATmega2561</text:a>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6+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16</text:p>
          </table:table-cell>
          <table:table-cell table:style-name="ce7" office:value-type="string" calcext:value-type="string">
            <text:p>4.5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>
          <table:table-cell table:style-name="ce3" office:value-type="string" calcext:value-type="string">
            <text:p><text:a xlink:href="http://www.atmel.com/Images/doc2549.pdf" xlink:type="simple">ATmega2561V</text:a>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4K</text:p>
          </table:table-cell>
          <table:table-cell table:style-name="ce7" office:value-type="string" calcext:value-type="string">
            <text:p>8K</text:p>
          </table:table-cell>
          <table:table-cell table:style-name="ce7" office:value-type="string" calcext:value-type="string">
            <text:p>+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6+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…2</text:p>
            <text:p>0…8</text:p>
          </table:table-cell>
          <table:table-cell table:style-name="ce7" office:value-type="string" calcext:value-type="string">
            <text:p>1.8…5.5</text:p>
            <text:p>2.7…5.5</text:p>
          </table:table-cell>
          <table:table-cell table:style-name="ce7" office:value-type="string" calcext:value-type="string">
            <text:p>-</text:p>
          </table:table-cell>
          <table:table-cell table:number-columns-repeated="2"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-</text:p>
          </table:table-cell>
          <table:covered-table-cell table:style-name="ce6"/>
          <table:table-cell table:number-columns-repeated="1002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10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">
      <style:text-properties fo:color="#000000" fo:font-weight="bold"/>
    </style:style>
    <style:style style:name="Background" style:family="table-cell" style:parent-style-name="Default">
      <style:table-cell-properties fo:background-color="#94e842" style:shadow="none"/>
      <style:text-properties fo:color="#000000"/>
    </style:style>
    <style:style style:name="Card" style:family="table-cell" style:parent-style-name="Default">
      <style:table-cell-properties fo:background-color="#fff030" style:text-align-source="fix" style:repeat-content="false" fo:wrap-option="wrap" fo:padding-bottom="0.035cm" fo:padding-left="0.035cm" fo:padding-right="0.335cm" fo:padding-top="0.035cm"/>
      <style:paragraph-properties fo:text-align="end"/>
    </style:style>
    <style:style style:name="Input" style:family="table-cell" style:parent-style-name="Default" style:data-style-name="N10104">
      <style:table-cell-properties fo:border-bottom="0.99pt solid #008000" fo:background-color="#fff030" style:cell-protect="none" style:print-content="true" style:text-align-source="value-type" style:repeat-content="false" fo:border-left="none" fo:border-right="none" style:shadow="none" fo:border-top="0.99pt solid #008000"/>
      <style:text-properties fo:color="#ff0000" fo:text-shadow="1pt 1pt"/>
    </style:style>
    <style:style style:name="Card_20_TL" style:display-name="Card TL" style:family="table-cell" style:parent-style-name="Card">
      <style:table-cell-properties fo:border-bottom="none" fo:border-left="2.49pt solid #000000" fo:border-right="none" fo:border-top="none"/>
    </style:style>
    <style:style style:name="Card_20_T" style:display-name="Card T" style:family="table-cell" style:parent-style-name="Card"/>
    <style:style style:name="Card_20_TR" style:display-name="Card TR" style:family="table-cell" style:parent-style-name="Card">
      <style:table-cell-properties fo:border-bottom="none" fo:border-left="none" fo:border-right="2.49pt solid #000000" fo:border-top="none"/>
    </style:style>
    <style:style style:name="Card_20_L" style:display-name="Card L" style:family="table-cell" style:parent-style-name="Card">
      <style:table-cell-properties fo:border-bottom="none" fo:border-left="2.49pt solid #0000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000000" fo:border-top="none"/>
    </style:style>
    <style:style style:name="Card_20_B" style:display-name="Card B" style:family="table-cell" style:parent-style-name="Card"/>
    <style:style style:name="Card_20_BL" style:display-name="Card BL" style:family="table-cell" style:parent-style-name="Card">
      <style:table-cell-properties fo:border-bottom="none" fo:border-left="2.49pt solid #000000" fo:border-right="none" fo:border-top="none"/>
    </style:style>
    <style:style style:name="Card_20_BR" style:display-name="Card BR" style:family="table-cell" style:parent-style-name="Card">
      <style:table-cell-properties fo:border-bottom="none" fo:border-left="none" fo:border-right="2.49pt solid #00000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f063c7" fo:font-style="ital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.00.0000</text:date>, <text:time style:data-style-name="N2" text:time-value="10:35:33.79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20T10:50:04.920000000</dc:date>
    <meta:editing-duration>PT8M40S</meta:editing-duration>
    <meta:editing-cycles>8</meta:editing-cycles>
    <meta:generator>LibreOffice/7.3.3.2$Windows_X86_64 LibreOffice_project/d1d0ea68f081ee2800a922cac8f79445e4603348</meta:generator>
    <meta:document-statistic meta:table-count="1" meta:cell-count="2438" meta:object-count="0"/>
  </office:meta>
</office:document-meta>
</file>